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5cm" fo:min-width="6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4.05cm" fo:min-width="6.7cm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3.5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3.45cm" fo:min-width="4.7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4.05cm" fo:min-width="6.7cm"/>
    </style:style>
    <style:style style:name="gr8" style:family="graphic" style:parent-style-name="standard">
      <style:graphic-properties draw:textarea-horizontal-align="justify" draw:textarea-vertical-align="middle" draw:auto-grow-height="false" fo:min-height="2.649cm" fo:min-width="2.899cm"/>
    </style:style>
    <style:style style:name="gr9" style:family="graphic" style:parent-style-name="standard">
      <style:graphic-properties draw:textarea-horizontal-align="justify" draw:textarea-vertical-align="middle" draw:auto-grow-height="false" fo:min-height="2.849cm" fo:min-width="3.399cm"/>
    </style:style>
    <style:style style:name="gr10" style:family="graphic" style:parent-style-name="standard">
      <style:graphic-properties draw:textarea-horizontal-align="justify" draw:textarea-vertical-align="middle" draw:auto-grow-height="false" fo:min-height="3.049cm" fo:min-width="2.499cm"/>
    </style:style>
    <style:style style:name="gr11" style:family="graphic" style:parent-style-name="standard">
      <style:graphic-properties draw:textarea-horizontal-align="justify" draw:textarea-vertical-align="middle" draw:auto-grow-height="false" fo:min-height="2.85cm" fo:min-width="3cm"/>
    </style:style>
    <style:style style:name="gr12" style:family="graphic" style:parent-style-name="standard">
      <style:graphic-properties draw:textarea-horizontal-align="justify" draw:textarea-vertical-align="middle" draw:auto-grow-height="false" fo:min-height="3.049cm" fo:min-width="2.7cm"/>
    </style:style>
    <style:style style:name="gr13" style:family="graphic" style:parent-style-name="standard">
      <style:graphic-properties draw:textarea-horizontal-align="justify" draw:textarea-vertical-align="middle" draw:auto-grow-height="false" fo:min-height="3.049cm" fo:min-width="2.599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4.05cm" fo:min-width="6.7cm"/>
    </style:style>
    <style:style style:name="gr15" style:family="graphic" style:parent-style-name="standard">
      <style:graphic-properties draw:textarea-horizontal-align="justify" draw:textarea-vertical-align="middle" draw:auto-grow-height="false" fo:min-height="3.049cm" fo:min-width="4.6cm"/>
    </style:style>
    <style:style style:name="gr16" style:family="graphic" style:parent-style-name="standard">
      <style:graphic-properties draw:textarea-horizontal-align="justify" draw:textarea-vertical-align="middle" draw:auto-grow-height="false" fo:min-height="3.049cm" fo:min-width="5.099cm"/>
    </style:style>
    <style:style style:name="gr17" style:family="graphic" style:parent-style-name="standard">
      <style:graphic-properties draw:textarea-horizontal-align="justify" draw:textarea-vertical-align="middle" draw:auto-grow-height="false" fo:min-height="2.949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 Regular" style:font-size-asian="18pt" style:font-style-asian="normal" style:font-weight-asian="normal" style:font-name-complex="Noto Sans CJK TC Regula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7.2cm" svg:height="4.3cm" svg:x="11cm" svg:y="2.9cm">
          <text:p text:style-name="P1">0</text:p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3.9cm" svg:y="9.9cm">
          <text:p text:style-name="P1">1</text:p>
          <text:p text:style-name="P1">樹與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17.8cm" svg:y="10cm">
          <text:p text:style-name="P1">2</text:p>
          <text:p text:style-name="P1">事件管理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cm" svg:y1="7.3cm" svg:x2="7.4cm" svg:y2="10cm">
          <text:p/>
        </draw:line>
        <draw:line draw:style-name="gr2" draw:text-style-name="P2" draw:layer="layout" svg:x1="14.6cm" svg:y1="7.3cm" svg:x2="21.4cm" svg:y2="10cm">
          <text:p/>
        </draw:line>
      </draw:page>
      <draw:page draw:name="page2" draw:style-name="dp1" draw:master-page-name="預設">
        <draw:custom-shape draw:style-name="gr1" draw:text-style-name="P1" draw:layer="layout" svg:width="7.2cm" svg:height="4.3cm" svg:x="11.001cm" svg:y="2.901cm">
          <text:p text:style-name="P3">1</text:p>
          <text:p text:style-name="P1">樹與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3.901cm" svg:y="9.901cm">
          <text:p text:style-name="P1">1-1</text:p>
          <text:p text:style-name="P1">樹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17.8cm" svg:y="10cm">
          <text:p text:style-name="P1">1-2</text:p>
          <text:p text:style-name="P1">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1cm" svg:y1="7.301cm" svg:x2="7.401cm" svg:y2="10.001cm">
          <text:p/>
        </draw:line>
        <draw:line draw:style-name="gr2" draw:text-style-name="P2" draw:layer="layout" svg:x1="14.601cm" svg:y1="7.301cm" svg:x2="21.401cm" svg:y2="10.001cm">
          <text:p/>
        </draw:line>
      </draw:page>
      <draw:page draw:name="page3" draw:style-name="dp1" draw:master-page-name="預設">
        <draw:custom-shape draw:style-name="gr3" draw:text-style-name="P3" draw:layer="layout" svg:width="7.2cm" svg:height="4.3cm" svg:x="11.102cm" svg:y="2.902cm">
          <text:p text:style-name="P3">1-1</text:p>
          <text:p text:style-name="P3">樹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1cm" svg:height="3.5cm" svg:x="3cm" svg:y="10cm">
          <text:p text:style-name="P1">1-1-1</text:p>
          <text:p text:style-name="P1">列出所有樹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.9cm" svg:height="3.8cm" svg:x="9.1cm" svg:y="10cm">
          <text:p text:style-name="P1">1-1-2</text:p>
          <text:p text:style-name="P1">新增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2cm" svg:y1="7.302cm" svg:x2="5.6cm" svg:y2="10cm">
          <text:p/>
        </draw:line>
        <draw:line draw:style-name="gr2" draw:text-style-name="P2" draw:layer="layout" svg:x1="14.602cm" svg:y1="7.302cm" svg:x2="10.7cm" svg:y2="10cm">
          <text:p/>
        </draw:line>
        <draw:custom-shape draw:style-name="gr6" draw:text-style-name="P1" draw:layer="layout" svg:width="5.2cm" svg:height="3.7cm" svg:x="21.3cm" svg:y="10.1cm">
          <text:p text:style-name="P1">1-1-4</text:p>
          <text:p text:style-name="P1">刪除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36cm" svg:y1="7.302cm" svg:x2="23.9cm" svg:y2="10.2cm">
          <text:p/>
        </draw:line>
        <draw:custom-shape draw:style-name="gr5" draw:text-style-name="P1" draw:layer="layout" svg:width="4.9cm" svg:height="3.8cm" svg:x="15.1cm" svg:y="10.1cm">
          <text:p text:style-name="P1">1-1-3</text:p>
          <text:p text:style-name="P1">取得樹的資料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3cm" svg:y1="7.302cm" svg:x2="16.7cm" svg:y2="10.2cm">
          <text:p/>
        </draw:line>
      </draw:page>
      <draw:page draw:name="page4" draw:style-name="dp1" draw:master-page-name="預設">
        <draw:custom-shape draw:style-name="gr7" draw:text-style-name="P3" draw:layer="layout" svg:width="7.2cm" svg:height="4.3cm" svg:x="11.103cm" svg:y="2.903cm">
          <text:p text:style-name="P3">1-2</text:p>
          <text:p text:style-name="P3">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399cm" svg:height="2.899cm" svg:x="2.8cm" svg:y="11.501cm">
          <text:p text:style-name="P1">1-2-1</text:p>
          <text:p text:style-name="P1"><text:span text:style-name="T1">新增</text:span>節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3.899cm" svg:height="3.099cm" svg:x="6.9cm" svg:y="11.4cm">
          <text:p text:style-name="P1">1-2-2</text:p>
          <text:p text:style-name="P1"><text:span text:style-name="T1">更新</text:span>節點資料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3cm" svg:y1="7.303cm" svg:x2="4.3cm" svg:y2="11.5cm">
          <text:p/>
        </draw:line>
        <draw:line draw:style-name="gr2" draw:text-style-name="P2" draw:layer="layout" svg:x1="14.603cm" svg:y1="7.303cm" svg:x2="8.8cm" svg:y2="11.4cm">
          <text:p/>
        </draw:line>
        <draw:custom-shape draw:style-name="gr10" draw:text-style-name="P1" draw:layer="layout" svg:width="2.999cm" svg:height="3.299cm" svg:x="15.901cm" svg:y="11.301cm">
          <text:p text:style-name="P1">1-2-4</text:p>
          <text:p text:style-name="P1">移動節點</text:p>
          <text:p text:style-name="P1">與子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37cm" svg:y1="7.303cm" svg:x2="17.7cm" svg:y2="11.3cm">
          <text:p/>
        </draw:line>
        <draw:custom-shape draw:style-name="gr11" draw:text-style-name="P1" draw:layer="layout" svg:width="3.5cm" svg:height="3.1cm" svg:x="11.6cm" svg:y="11.4cm">
          <text:p text:style-name="P1">1-2-3</text:p>
          <text:p text:style-name="P1">刪除節點</text:p>
          <text:p text:style-name="P1">與其子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4cm" svg:y1="7.303cm" svg:x2="13.2cm" svg:y2="11.4cm">
          <text:p/>
        </draw:line>
        <draw:custom-shape draw:style-name="gr12" draw:text-style-name="P1" draw:layer="layout" svg:width="3.2cm" svg:height="3.299cm" svg:x="19.6cm" svg:y="11.401cm">
          <text:p text:style-name="P1">1-2-5</text:p>
          <text:p text:style-name="P1">刪除節點</text:p>
          <text:p text:style-name="P1">保留子樹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3.099cm" svg:height="3.299cm" svg:x="23.501cm" svg:y="11.401cm">
          <text:p text:style-name="P1">1-2-6</text:p>
          <text:p text:style-name="P1">取得所有</text:p>
          <text:p text:style-name="P1">節點資料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37cm" svg:y1="7.303cm" svg:x2="21.2cm" svg:y2="11.4cm">
          <text:p/>
        </draw:line>
        <draw:line draw:style-name="gr2" draw:text-style-name="P2" draw:layer="layout" svg:x1="14.637cm" svg:y1="7.303cm" svg:x2="25.2cm" svg:y2="11.4cm">
          <text:p/>
        </draw:line>
      </draw:page>
      <draw:page draw:name="page5" draw:style-name="dp1" draw:master-page-name="預設">
        <draw:custom-shape draw:style-name="gr14" draw:text-style-name="P3" draw:layer="layout" svg:width="7.2cm" svg:height="4.3cm" svg:x="11.103cm" svg:y="2.903cm">
          <text:p text:style-name="P3">2</text:p>
          <text:p text:style-name="P3">事件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5.1cm" svg:height="3.299cm" svg:x="6.301cm" svg:y="10.001cm">
          <text:p text:style-name="P1">2-1</text:p>
          <text:p text:style-name="P1">樹狀圖清單更新</text:p>
          <text:p text:style-name="P1">發布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5.599cm" svg:height="3.299cm" svg:x="12.401cm" svg:y="10.001cm">
          <text:p text:style-name="P1">2-2</text:p>
          <text:p text:style-name="P3">樹狀圖資料更新</text:p>
          <text:p text:style-name="P1">發布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" draw:text-style-name="P2" draw:layer="layout" svg:x1="14.6cm" svg:y1="7.3cm" svg:x2="8.698cm" svg:y2="9.998cm">
          <text:p/>
        </draw:line>
        <draw:line draw:style-name="gr2" draw:text-style-name="P2" draw:layer="layout" svg:x1="14.603cm" svg:y1="7.303cm" svg:x2="15.5cm" svg:y2="10.1cm">
          <text:p/>
        </draw:line>
        <draw:custom-shape draw:style-name="gr17" draw:text-style-name="P1" draw:layer="layout" svg:width="4.9cm" svg:height="3.199cm" svg:x="18.401cm" svg:y="10.101cm">
          <text:p text:style-name="P1">2-3</text:p>
          <text:p text:style-name="P3"><text:span text:style-name="T1">節點資料更新</text:span></text:p>
          <text:p text:style-name="P1">發布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4cm" svg:y1="7.303cm" svg:x2="21.2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的物件_5f_1" style:display-name="無填入的物件_1" style:family="graphic" style:parent-style-name="預設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06:42.965840212</meta:creation-date>
    <meta:generator>LibreOffice/6.0.3.2$Linux_X86_64 LibreOffice_project/00m0$Build-2</meta:generator>
    <dc:date>2018-06-26T16:00:15.070635674</dc:date>
    <meta:editing-duration>PT24M6S</meta:editing-duration>
    <meta:editing-cycles>7</meta:editing-cycles>
    <meta:document-statistic meta:object-count="39"/>
  </office:meta>
</office:document-meta>
</file>